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9cf1" officeooo:paragraph-rsid="000c9c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Comprobar que tipo de obxecto temos e imprimir os seus valores. Previamente, crear:</text:p>
      <text:p text:style-name="P1"/>
      <text:p text:style-name="P1">Un mapa con 2 libros que conteñan, Código e título.</text:p>
      <text:p text:style-name="P1">Un array con dous obxectos persoa. Atributos: dni, nome e apelidos. </text:p>
      <text:p text:style-name="P1">Un obxecto chamado casa: Número e poboación. </text:p>
      <text:p text:style-name="P1"/>
      <text:p text:style-name="P1">A saída por pantalla debe ser:</text:p>
      <text:p text:style-name="P1"/>
      <text:p text:style-name="P1">Obxecto tipo: Mapa</text:p>
      <text:p text:style-name="P1">Código-Título</text:p>
      <text:p text:style-name="P1">1-La caza.</text:p>
      <text:p text:style-name="P1"/>
      <text:p text:style-name="P1">Obxecto tipo: Array</text:p>
      <text:p text:style-name="P1">47350553w Juan Gómez Landa</text:p>
      <text:p text:style-name="P1">32582241x Ana María Pérez Lema</text:p>
      <text:p text:style-name="P1"/>
      <text:p text:style-name="P1">Obxecto tipo: Object</text:p>
      <text:p text:style-name="P1">Número: 3</text:p>
      <text:p text:style-name="P1">Pobación: A Gudiña. <text:s/></text:p>
      <text:p text:style-name="P1"/>
      <text:p text:style-name="P1">2. Crear un array de obxectos que conteña poboacións e códigos postais. Percorrer as propiedades de cada un dos obxectos cargados previamente por pantalla.</text:p>
      <text:p text:style-name="P1"/>
      <text:p text:style-name="P1">Pídese: </text:p>
      <text:p text:style-name="P1">Definir o obxecto e array. </text:p>
      <text:p text:style-name="P1">Cargar os datos. </text:p>
      <text:p text:style-name="P1">Imprimir as propiedades usando un for, sin observadore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09:15:47.787000000</meta:creation-date>
    <dc:date>2023-11-28T09:23:34.897000000</dc:date>
    <meta:editing-duration>PT7M48S</meta:editing-duration>
    <meta:editing-cycles>1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19" meta:word-count="115" meta:character-count="710" meta:non-whitespace-character-count="606"/>
  </office:meta>
</office:document-meta>
</file>